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brick-a&quot;" style:apply-style-name="brick-a" style:base-cell-address="'level-1-walls'.A1"/>
    </style:style>
  </office:automatic-styles>
  <office:body>
    <office:spreadsheet>
      <table:calculation-settings table:automatic-find-labels="false" table:use-regular-expressions="false" table:use-wildcards="true"/>
      <table:table table:name="level-1-walls" table:style-name="ta1">
        <table:table-column table:style-name="co1" table:number-columns-repeated="16384" table:default-cell-style-name="ce1"/>
        <table:table-row table:style-name="ro1">
          <table:table-cell table:number-columns-repeated="3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rick-a</text:p>
          </table:table-cell>
          <table:table-cell table:number-columns-repeated="2"/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rick-a</text:p>
          </table:table-cell>
          <table:table-cell table:number-columns-repeated="2"/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 table:number-columns-repeated="2" office:value-type="string" calcext:value-type="string">
            <text:p>brick-a</text:p>
          </table:table-cell>
          <table:table-cell/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rick-a</text:p>
          </table:table-cell>
          <table:table-cell/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rick-b</text:p>
          </table:table-cell>
          <table:table-cell/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rick-b</text:p>
          </table:table-cell>
          <table:table-cell/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rick-b</text:p>
          </table:table-cell>
          <table:table-cell/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/>
          <table:table-cell table:number-columns-repeated="3" office:value-type="string" calcext:value-type="string">
            <text:p>brick-b</text:p>
          </table:table-cell>
          <table:table-cell table:number-columns-repeated="16380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level-1-walls'.A1:'level-1-walls'.XFD1048576">
            <calcext:condition calcext:apply-style-name="brick-a" calcext:value="=&quot;brick-a&quot;" calcext:base-cell-address="'level-1-walls'.A1"/>
          </calcext:conditional-format>
          <calcext:conditional-format calcext:target-range-address="'level-1-walls'.A1:'level-1-walls'.XFD1048576">
            <calcext:condition calcext:apply-style-name="brick-b" calcext:value="=&quot;brick-b&quot;" calcext:base-cell-address="'level-1-wall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DejaVu Sans Mono" fo:font-family="'DejaVu Sans Mono'" style:font-style-name="Book" style:font-family-generic="modern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rick-a" style:family="table-cell" style:parent-style-name="Default">
      <style:table-cell-properties fo:background-color="#b85c00"/>
    </style:style>
    <style:style style:name="brick-b" style:family="table-cell" style:parent-style-name="Default">
      <style:table-cell-properties fo:background-color="#df852b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4:51:47.730623137</meta:creation-date>
    <dc:date>2025-01-10T15:03:24.696634447</dc:date>
    <meta:editing-duration>PT11M37S</meta:editing-duration>
    <meta:editing-cycles>1</meta:editing-cycles>
    <meta:generator>LibreOffice/7.6.4.1$MacOSX_AARCH64 LibreOffice_project/e19e193f88cd6c0525a17fb7a176ed8e6a3e2aa1</meta:generator>
    <meta:document-statistic meta:table-count="1" meta:cell-count="22" meta:object-count="0"/>
  </office:meta>
</office:document-meta>
</file>